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ay Picture</text:p>
      <text:p text:style-name="P1">A zapowiadało się tak dobrze… Pokazano większą część spa, pierwszy raz od dość długiego czasu odcinek w pełni poświęcony Applejack, która najwidoczniej postanowiła zostać „bohaterem w swoim spa”, a na dodatek klacze mówiące z uroczym i trudnym do rozpoznania akcentem. Luźny, przyjemny odcinek rodem z pierwszych sezonów. Ale niestety, twórcy postanowili zrobić z Applejack kompletną idiotkę. Ona jest co najwyżej niewyobrażalnie uparta, a nie głupia. Nie mam pojęcia, jak według twórców może nie zauważać, że w całkowicie bezsensowny sposób utrudnia sobie prace.</text:p>
      <text:p text:style-name="P1">5,5/10</text:p>
      <text:p text:style-name="P1"/>
      <text:p text:style-name="P1">Gandzia</text:p>
      <text:p text:style-name="P1">W sumie przeciętny odcinek, co nie znaczy, że zły, ot, solidna rzemieślnicza robota. Applejack została pokazana jako kucyk, który nie odpocznie, póki wszystkiego nie zrobi – psiakość, znam takich ludzi. Niestety, przy okazji twórcy zrobili z niej idiotkę, która chce ułatwić sobie pracę, ale efekt jest odwrotny od zamierzonego. Na szczęście odcinek plusuje u mnie rozwinięciem roli kucyków tła… Nie, nie mówię o Applejack. Mam na myśli obsługę lokalnego spa, które wyróżniają się przyjemnym dla ucha akcentem.</text:p>
      <text:p text:style-name="P1"/>
      <text:p text:style-name="P1">Cahan</text:p>
      <text:p text:style-name="P1">Ten odcinek mnie rozbawił. Mamy klasycznie głupią Twilight i Spike’a, który musi z nią wytrzymać, mamy tępą Applejack, która zachowuje się jak typowa mama, czyli ułatwia sobie robotę poprzez utrudnianie i mamy Rarity, która jest normalna. Rarcia chce się trochę rozerwać z przyjaciółką, która olewa koleżanki, bo nakarmienie prosiaków zajmuje jej pół dnia, a podczas wypadu do spa bawi się w konserwatora. No cóż, są różne zainteresowania.</text:p>
      <text:p text:style-name="P1"/>
      <text:p text:style-name="P1">Dola84</text:p>
      <text:p text:style-name="P1">Uwielbiam obsługę spa – ich akcent to jedna z najbardziej rozbrajających rzeczy w tym serialu. Applejack to tutaj klasyczny przypadek naprawiania cudzych problemów bez zwracania uwagi na własne. Mimo wszystko i tak wypada bardzo pozytywnie. Rarity jest po prostu sobą, a Twilight nie zachowuję się tak idiotycznie jak zwykle – w tym wypadku jedynie podążała za głupimi instrukcjami, a wszyscy znamy jej uzależnienie od słowa pisanego, prawda?</text:p>
      <text:p text:style-name="P1"/>
      <text:p text:style-name="P1">Macter4</text:p>
      <text:p text:style-name="P1">Ok, spa chyba posiada jakiś bunkier pod sobą. Ta długość korytarzy jest przeogromna w porównaniu do samego budynku. Wracając do odcinka, to był to taki typowy średniak. Na tapetę wzięto tak zwane „widzenie tunelowe”. W skrócie polega to na tym, że przez rutynę człowiek przestaje dostrzegać błędy, jakie popełnia, a którym w tym wypadku był brak optymalizacji pracy. AJ jest tutaj świetnym przykładem osoby, która wyrobiła sobie pewne nawyki i ich nie zmienia, mimo że już dawno przestały być dostosowane do rzeczywistości. Wtedy potrzebna jest pomoc z zewnątrz, która to dostrzeże i je nam uświadomi. Odcinek ogólnie taki średni, ale zachowanie Rainbow było pięknie zabaw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9-18T20:48:42.757000000</dc:date>
    <meta:editing-duration>PT9M55S</meta:editing-duration>
    <meta:document-statistic meta:table-count="0" meta:image-count="0" meta:object-count="0" meta:page-count="1" meta:paragraph-count="11" meta:word-count="402" meta:character-count="2673" meta:non-whitespace-character-count="2278"/>
  </office:meta>
</office:document-meta>
</file>